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 style:list-style-name="L1">
      <style:paragraph-properties fo:text-align="justify" style:justify-single-word="false"/>
    </style:style>
    <style:style style:name="P3" style:family="paragraph" style:parent-style-name="Text_20_body" style:list-style-name="L2">
      <style:paragraph-properties fo:text-align="justify" style:justify-single-word="false"/>
    </style:style>
    <style:style style:name="P4" style:family="paragraph" style:parent-style-name="Text_20_body" style:list-style-name="L3">
      <style:paragraph-properties fo:text-align="justify" style:justify-single-word="false"/>
    </style:style>
    <style:style style:name="P5" style:family="paragraph" style:parent-style-name="Text_20_body" style:list-style-name="L4">
      <style:paragraph-properties fo:text-align="justify" style:justify-single-word="false"/>
    </style:style>
    <style:style style:name="P6" style:family="paragraph" style:parent-style-name="Text_20_body" style:list-style-name="L5">
      <style:paragraph-properties fo:text-align="justify" style:justify-single-word="false"/>
    </style:style>
    <style:style style:name="P7" style:family="paragraph" style:parent-style-name="Text_20_body" style:list-style-name="L6">
      <style:paragraph-properties fo:text-align="justify" style:justify-single-word="false"/>
    </style:style>
    <style:style style:name="P8" style:family="paragraph" style:parent-style-name="Text_20_body" style:list-style-name="L7">
      <style:paragraph-properties fo:text-align="justify" style:justify-single-word="false"/>
    </style:style>
    <style:style style:name="P9" style:family="paragraph" style:parent-style-name="Text_20_body" style:list-style-name="L8">
      <style:paragraph-properties fo:text-align="justify" style:justify-single-word="false"/>
    </style:style>
    <style:style style:name="P10" style:family="paragraph" style:parent-style-name="Text_20_body" style:list-style-name="L9">
      <style:paragraph-properties fo:text-align="justify" style:justify-single-word="false"/>
    </style:style>
    <style:style style:name="P11" style:family="paragraph" style:parent-style-name="Text_20_body" style:list-style-name="L10">
      <style:paragraph-properties fo:text-align="justify" style:justify-single-word="false"/>
    </style:style>
    <style:style style:name="P12" style:family="paragraph" style:parent-style-name="Text_20_body" style:list-style-name="L11">
      <style:paragraph-properties fo:text-align="justify" style:justify-single-word="false"/>
    </style:style>
    <style:style style:name="P13" style:family="paragraph" style:parent-style-name="Text_20_body" style:list-style-name="L12">
      <style:paragraph-properties fo:text-align="justify" style:justify-single-word="false"/>
    </style:style>
    <style:style style:name="P14" style:family="paragraph" style:parent-style-name="Text_20_body" style:list-style-name="L13">
      <style:paragraph-properties fo:text-align="justify" style:justify-single-word="false"/>
    </style:style>
    <style:style style:name="P15" style:family="paragraph" style:parent-style-name="Text_20_body" style:list-style-name="L14">
      <style:paragraph-properties fo:text-align="justify" style:justify-single-word="false"/>
    </style:style>
    <style:style style:name="P16" style:family="paragraph" style:parent-style-name="Text_20_body" style:list-style-name="L15">
      <style:paragraph-properties fo:text-align="justify" style:justify-single-word="false"/>
    </style:style>
    <style:style style:name="P17" style:family="paragraph" style:parent-style-name="Text_20_body" style:list-style-name="L16">
      <style:paragraph-properties fo:text-align="justify" style:justify-single-word="false"/>
    </style:style>
    <style:style style:name="P18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19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P20" style:family="paragraph" style:parent-style-name="Text_20_body" style:list-style-name="L3">
      <style:paragraph-properties fo:margin-top="0cm" fo:margin-bottom="0cm" loext:contextual-spacing="false" fo:text-align="justify" style:justify-single-word="false"/>
    </style:style>
    <style:style style:name="P21" style:family="paragraph" style:parent-style-name="Text_20_body" style:list-style-name="L4">
      <style:paragraph-properties fo:margin-top="0cm" fo:margin-bottom="0cm" loext:contextual-spacing="false" fo:text-align="justify" style:justify-single-word="false"/>
    </style:style>
    <style:style style:name="P22" style:family="paragraph" style:parent-style-name="Text_20_body" style:list-style-name="L5">
      <style:paragraph-properties fo:margin-top="0cm" fo:margin-bottom="0cm" loext:contextual-spacing="false" fo:text-align="justify" style:justify-single-word="false"/>
    </style:style>
    <style:style style:name="P23" style:family="paragraph" style:parent-style-name="Text_20_body" style:list-style-name="L6">
      <style:paragraph-properties fo:margin-top="0cm" fo:margin-bottom="0cm" loext:contextual-spacing="false" fo:text-align="justify" style:justify-single-word="false"/>
    </style:style>
    <style:style style:name="P24" style:family="paragraph" style:parent-style-name="Text_20_body" style:list-style-name="L7">
      <style:paragraph-properties fo:margin-top="0cm" fo:margin-bottom="0cm" loext:contextual-spacing="false" fo:text-align="justify" style:justify-single-word="false"/>
    </style:style>
    <style:style style:name="P25" style:family="paragraph" style:parent-style-name="Text_20_body" style:list-style-name="L8">
      <style:paragraph-properties fo:margin-top="0cm" fo:margin-bottom="0cm" loext:contextual-spacing="false" fo:text-align="justify" style:justify-single-word="false"/>
    </style:style>
    <style:style style:name="P26" style:family="paragraph" style:parent-style-name="Text_20_body" style:list-style-name="L9">
      <style:paragraph-properties fo:margin-top="0cm" fo:margin-bottom="0cm" loext:contextual-spacing="false" fo:text-align="justify" style:justify-single-word="false"/>
    </style:style>
    <style:style style:name="P27" style:family="paragraph" style:parent-style-name="Text_20_body" style:list-style-name="L10">
      <style:paragraph-properties fo:margin-top="0cm" fo:margin-bottom="0cm" loext:contextual-spacing="false" fo:text-align="justify" style:justify-single-word="false"/>
    </style:style>
    <style:style style:name="P28" style:family="paragraph" style:parent-style-name="Text_20_body" style:list-style-name="L11">
      <style:paragraph-properties fo:margin-top="0cm" fo:margin-bottom="0cm" loext:contextual-spacing="false" fo:text-align="justify" style:justify-single-word="false"/>
    </style:style>
    <style:style style:name="P29" style:family="paragraph" style:parent-style-name="Text_20_body" style:list-style-name="L12">
      <style:paragraph-properties fo:margin-top="0cm" fo:margin-bottom="0cm" loext:contextual-spacing="false" fo:text-align="justify" style:justify-single-word="false"/>
    </style:style>
    <style:style style:name="P30" style:family="paragraph" style:parent-style-name="Text_20_body" style:list-style-name="L13">
      <style:paragraph-properties fo:margin-top="0cm" fo:margin-bottom="0cm" loext:contextual-spacing="false" fo:text-align="justify" style:justify-single-word="false"/>
    </style:style>
    <style:style style:name="P31" style:family="paragraph" style:parent-style-name="Text_20_body" style:list-style-name="L14">
      <style:paragraph-properties fo:margin-top="0cm" fo:margin-bottom="0cm" loext:contextual-spacing="false" fo:text-align="justify" style:justify-single-word="false"/>
    </style:style>
    <style:style style:name="P32" style:family="paragraph" style:parent-style-name="Text_20_body" style:list-style-name="L15">
      <style:paragraph-properties fo:margin-top="0cm" fo:margin-bottom="0cm" loext:contextual-spacing="false" fo:text-align="justify" style:justify-single-word="false"/>
    </style:style>
    <style:style style:name="P33" style:family="paragraph" style:parent-style-name="Text_20_body" style:list-style-name="L16">
      <style:paragraph-properties fo:margin-top="0cm" fo:margin-bottom="0cm" loext:contextual-spacing="false" fo:text-align="justify" style:justify-single-word="false"/>
    </style:style>
    <style:style style:name="P34" style:family="paragraph" style:parent-style-name="Heading_20_3">
      <style:paragraph-properties fo:text-align="justify" style:justify-single-word="false"/>
    </style:style>
    <style:style style:name="P35" style:family="paragraph" style:parent-style-name="Heading_20_2">
      <style:paragraph-properties fo:text-align="justify" style:justify-single-word="false"/>
    </style:style>
    <style:style style:name="P36" style:family="paragraph" style:parent-style-name="Heading_20_4">
      <style:paragraph-properties fo:text-align="justify" style:justify-single-word="false"/>
    </style:style>
    <style:style style:name="T1" style:family="text">
      <style:text-properties fo:color="#ff0000"/>
    </style:style>
    <style:style style:name="T2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6 foi um ano de muitas surpresas para quem trabalha com documentos fiscais eletrônicos. Para quem trabalha com a Nota Fiscal Eletrônica (NF-e), a <text:a xlink:type="simple" xlink:href="http://tsdn.tecnospeed.com.br/blog-da-tecnospeed/post/saiba-o-que-muda-com-a-versao-4-00-do-nf-e" text:style-name="Internet_20_link" text:visited-style-name="Visited_20_Internet_20_Link">SEFAZ divulgou o layout 4.00</text:a>. Para quem trabalha com o Manifesto de Documentos Fiscais Eletrônicos (MDF-e), tivemos a <text:a xlink:type="simple" xlink:href="http://tsdn.tecnospeed.com.br/blog-da-tecnospeed/post/saiba-o-que-muda-com-a-versao-3-0-do-mdf-e" text:style-name="Internet_20_link" text:visited-style-name="Visited_20_Internet_20_Link">divulgação do layout 3.00</text:a> e, para quem tralha com Conhecimento de Transporte Eletrônico (CT-e) não podia ser diferente. Em Novembro de 2016 foi divulgada a versão 3.00 do CT-e, que será detalha abaixo.</text:p>
      <text:h text:style-name="P35" text:outline-level="2"><text:span text:style-name="Strong_20_Emphasis">Resumo</text:span></text:h>
      <text:p text:style-name="P1">A versão 3.00 introduz novas possibilidades de emissão de Conhecimento de Transporte para outros serviços, visando substituir a Nota Fiscal de Serviço de Transporte modelo 7. Essa nova modalidade será tratada como Conhecimento de Transporte Eletrônico Outros Serviços (CTeOS) e engloba os seguintes tipos de transporte:</text:p>
      <text:list xml:id="list1300016242669840497" text:style-name="L1">
        <text:list-item>
          <text:p text:style-name="P18">Transporte de Pessoas. </text:p>
        </text:list-item>
        <text:list-item>
          <text:p text:style-name="P18">Transporte de Valores. </text:p>
        </text:list-item>
        <text:list-item>
          <text:p text:style-name="P2">Excesso de Bagagem. </text:p>
        </text:list-item>
      </text:list>
      <text:p text:style-name="P1">Na primeira versão, o modelo 67 será desenvolvido para atender exclusivamente as prestações de serviço de Transporte de Pessoas, com a possibilidade de ser expandido futuramente para os outros serviços.</text:p>
      <text:p text:style-name="P1">Nesse sentido o webservice atual de recepção de CT-e será adaptado para receber também o modelo 67. Para esse modelo, ele deverá responder de forma síncrona e não será permitido o envio em lote.</text:p>
      <text:p text:style-name="P1">Visando otimização e evitar a duplicação da estrutura das SEFAZ Autorizadoras, o modelo 67 utilizará os mesmos webservices do modelo 57 para suprir os demais serviços essenciais para o contribuinte, sendo eles:</text:p>
      <text:list xml:id="list703657369428265563" text:style-name="L2">
        <text:list-item>
          <text:p text:style-name="P19">Consulta de Chave. </text:p>
        </text:list-item>
        <text:list-item>
          <text:p text:style-name="P19">Inutilização. </text:p>
        </text:list-item>
        <text:list-item>
          <text:p text:style-name="P19">Recepção de Eventos. </text:p>
        </text:list-item>
        <text:list-item>
          <text:p text:style-name="P3">Consulta Status Serviço. </text:p>
        </text:list-item>
      </text:list>
      <text:p text:style-name="P1">Existe a possibilidade de ocorrerem eventos específicos para um modelo e para o outro não. O EPEC é um exemplo, disponível apenas para o modelo 57. Em contrapartida, existe também a possibilidade de ambos utilizarem o mesmo tipo de evento, como no caso do Cancelamento e CCe.</text:p>
      <text:p text:style-name="Horizontal_20_Line"/>
      <text:h text:style-name="P35" text:outline-level="2"><text:span text:style-name="Strong_20_Emphasis">Mudanças Gerais</text:span></text:h>
      <text:h text:style-name="P34" text:outline-level="3"><text:span text:style-name="Strong_20_Emphasis">Padrões de Comunicação</text:span></text:h>
      <text:p text:style-name="P1">A partir da versão 3.00 será permitido, além do protocolo SSL, o uso do protocolo TLS 1.2 para comunicação.</text:p>
      <text:h text:style-name="P34" text:outline-level="3"><text:soft-page-break/><text:span text:style-name="Strong_20_Emphasis">Data e Hora de Emissão e Outros Horários</text:span></text:h>
      <text:p text:style-name="P1">Todos os campos relacionados a data e hora vão adotar o mesmo padrão da NFe, ou seja, eles serão informados no formato UTC completo com a informação da TimeZone. Dessa forma, serão aceitos horários de qualquer região do mundo.</text:p>
      <text:h text:style-name="P34" text:outline-level="3"><text:span text:style-name="Strong_20_Emphasis">Consulta de CT-e</text:span></text:h>
      <text:p text:style-name="P1">O processamento da requisição das consultas de CT-e (Consulta chave) será limitado no período de consulta para 180 dias da data de emissão do CT-e. Segundo o manual, atualmente as requisições do webservice de Consulta representam aproximadamente 30% das requisições recebidas no ambiente da SEFAZ Autorizadora, sendo que algumas empresas mantêm processos em “loop” consultando Chaves de Acesso inexistentes, mesmo para CT-e autorizadas em anos anteriores.</text:p>
      <text:h text:style-name="P34" text:outline-level="3"><text:span text:style-name="Strong_20_Emphasis">Inclusão de novos eventos</text:span></text:h>
      <text:p text:style-name="P1">Para o emitente do CT-e foi adicionado o evento de Informações da Guia de Transporte de Valores (GTV), que será utilizada para que o mesmo possa informar as GTV relacionadas com a prestação de serviço. Esse é um evento permitido apenas para o modelo 67.</text:p>
      <text:p text:style-name="P1">Outro evento acrescentado na versão 3.00 é o de Prestação do Serviço em Desacordo. Ele será utilizado apenas pelo tomador, para que o mesmo possa informar ao fisco que o documento CT-e que o relaciona está em desacordo com a prestação de serviço. Ele é permitido para os dois modelos (57 e 67).</text:p>
      <text:h text:style-name="P34" text:outline-level="3"><text:span text:style-name="Strong_20_Emphasis">Regras de Validação</text:span></text:h>
      <text:p text:style-name="P1">As regras de validação alteradas, foram principalmente aquelas vinculadas aos novos campos ou novos controles, que tem como objetivo melhorar a qualidade das informações prestadas pelas empresas à SEFAZ  .</text:p>
      <text:p text:style-name="Horizontal_20_Line"/>
      <text:h text:style-name="P35" text:outline-level="2"><text:span text:style-name="Strong_20_Emphasis">Alterações no modelo 57</text:span></text:h>
      <text:h text:style-name="P34" text:outline-level="3"><text:span text:style-name="Strong_20_Emphasis">EPEC</text:span></text:h>
      <text:p text:style-name="P1">A partir da nova versão será necessário enviar 2 novos campos no XML do EPEC, são eles:</text:p>
      <text:list xml:id="list3980796805456450749" text:style-name="L3">
        <text:list-item>
          <text:p text:style-name="P20">tpCTe - Tipo do CT-e. Deve ser informado obrigatoriamente o valor 0 - Normal. Campo é obrigatório. </text:p>
        </text:list-item>
        <text:list-item>
          <text:p text:style-name="P4">dhEmi - Data e hora de emissão do CT-e. Campo obrigatório. </text:p>
        </text:list-item>
      </text:list>
      <text:h text:style-name="P34" text:outline-level="3"><text:span text:style-name="Strong_20_Emphasis">Alterações no layout do XML</text:span></text:h>
      <text:p text:style-name="P1">De acordo com o MOC da versão 3.00, alguns campos foram incluídos e outros foram removidos do layout. Logo abaixo vamos falar sobre todos eles:</text:p>
      <text:h text:style-name="P36" text:outline-level="4"><text:span text:style-name="Strong_20_Emphasis">Layout Geral</text:span></text:h>
      <text:list xml:id="list5828038970596351710" text:style-name="L4">
        <text:list-item>
          <text:p text:style-name="P21"><text:span text:style-name="Strong_20_Emphasis"><text:span text:style-name="T1">forPag</text:span></text:span><text:span text:style-name="T1"> </text:span><text:span text:style-name="T2">- Campo referente à forma de pagamento do serviço. Removido do layout.</text:span> </text:p>
        </text:list-item>
        <text:list-item>
          <text:p text:style-name="P21"><text:soft-page-break/><text:span text:style-name="Strong_20_Emphasis">indGlobalizado</text:span> - Campo para informar o indicador de CT-e globalizado. Quando o CT-e for globalizado o campo passa a ser obrigatório e o valor 1 deve ser informado, para demais ocasiões o mesmo é facultativo. </text:p>
        </text:list-item>
        <text:list-item>
          <text:p text:style-name="P21"><text:span text:style-name="Strong_20_Emphasis">indIEToma </text:span>- Campo para indicar o papel do tomador na prestação do serviço. O campo é obrigatório e aplica-se ao tomador que for indicado no <text:span text:style-name="Strong_20_Emphasis">toma3</text:span> ou <text:span text:style-name="Strong_20_Emphasis">toma4</text:span>. Os valores aceitos são: </text:p>
          <text:list>
            <text:list-item>
              <text:p text:style-name="P21">1 - Contribuinte do ICMS. </text:p>
            </text:list-item>
            <text:list-item>
              <text:p text:style-name="P21">2 - Contribuinte isento de inscrição. </text:p>
            </text:list-item>
            <text:list-item>
              <text:p text:style-name="P21">9 - Não contribuinte. </text:p>
            </text:list-item>
          </text:list>
        </text:list-item>
        <text:list-item>
          <text:p text:style-name="P21"><text:span text:style-name="Strong_20_Emphasis"><text:span text:style-name="T1">IEST </text:span></text:span>- Campo para informar a inscrição estadual do substituto tributário. Adicionado no grupo de identificação do emitente <text:span text:style-name="Strong_20_Emphasis">&lt;emit&gt;</text:span> e é facultativo. </text:p>
        </text:list-item>
        <text:list-item>
          <text:p text:style-name="P21"><text:span text:style-name="Strong_20_Emphasis"><text:span text:style-name="T1">locColeta</text:span></text:span> - Grupo referente ao local da coleta. <text:span text:style-name="T2">Removido do layout.</text:span> </text:p>
        </text:list-item>
        <text:list-item>
          <text:p text:style-name="P21"><text:span text:style-name="Strong_20_Emphasis"><text:span text:style-name="T1">locEnt</text:span></text:span><text:span text:style-name="Strong_20_Emphasis"> </text:span>- Grupo referente ao local da entrega. <text:span text:style-name="T2">Removido do layout.</text:span> </text:p>
        </text:list-item>
        <text:list-item>
          <text:p text:style-name="P21"><text:span text:style-name="Strong_20_Emphasis">vCargaAverb </text:span>- Campo referente ao valor da carga para efeito de averbação. Foi adicionado ao grupo de informações de quantidade de carga do CT-e <text:span text:style-name="Strong_20_Emphasis">&lt;infQ&gt;</text:span> e é facultativo. </text:p>
        </text:list-item>
        <text:list-item>
          <text:p text:style-name="P21"><text:span text:style-name="Strong_20_Emphasis">infUnidCarga </text:span>- Ordem do grupo de informações das unidades de carga foi alterado nos grupos de informações das NF <text:span text:style-name="Strong_20_Emphasis">&lt;infNF&gt;</text:span>, NFe <text:span text:style-name="Strong_20_Emphasis">&lt;infNFe&gt;</text:span> e demais documentos <text:span text:style-name="Strong_20_Emphasis">&lt;infOutros&gt;</text:span>. </text:p>
        </text:list-item>
        <text:list-item>
          <text:p text:style-name="P21"><text:span text:style-name="Strong_20_Emphasis">tpDoc </text:span>- Campo para informar o tipo do documento de transporte anterior. O mesmo é filho do grupo de documentos de transporte anterior em papel <text:span text:style-name="Strong_20_Emphasis">&lt;idDocAntPap&gt;</text:span> e teve apenas alteração. A partir da 3.00, aceitará somente os seguintes valores: </text:p>
          <text:list>
            <text:list-item>
              <text:p text:style-name="P21">07 - ATRE. </text:p>
            </text:list-item>
            <text:list-item>
              <text:p text:style-name="P21">08 - DTA (Despacho de Transito Aduaneiro). </text:p>
            </text:list-item>
            <text:list-item>
              <text:p text:style-name="P21">09 - Conhecimento Aéreo Internacional. </text:p>
            </text:list-item>
            <text:list-item>
              <text:p text:style-name="P21">10 – Conhecimento - Carta de Porte Internacional. </text:p>
            </text:list-item>
            <text:list-item>
              <text:p text:style-name="P21">11 – Conhecimento Avulso. </text:p>
            </text:list-item>
            <text:list-item>
              <text:p text:style-name="P21">12 - TIF (Transporte Internacional Ferroviário). </text:p>
            </text:list-item>
            <text:list-item>
              <text:p text:style-name="P21">13 - BL (Bill of Lading). </text:p>
            </text:list-item>
          </text:list>
        </text:list-item>
        <text:list-item>
          <text:p text:style-name="P21"><text:span text:style-name="Strong_20_Emphasis">chave </text:span>- Campo referente à chave de acesso do CT-e, relacionado ao grupo de documentos do transporte anterior <text:span text:style-name="Strong_20_Emphasis">&lt;idDocAntEle&gt;</text:span> teve sua nomenclatura alterada para <text:span text:style-name="Strong_20_Emphasis">chCTe</text:span>. </text:p>
        </text:list-item>
        <text:list-item>
          <text:p text:style-name="P21"><text:span text:style-name="Strong_20_Emphasis"><text:span text:style-name="T1">seg </text:span></text:span>- Grupo de informações de seguro da carga. <text:span text:style-name="T2">Removido do layout.</text:span> </text:p>
        </text:list-item>
        <text:list-item>
          <text:p text:style-name="P21"><text:span text:style-name="Strong_20_Emphasis"><text:span text:style-name="T1">peri </text:span></text:span>- Grupo para preenchimento quando o produto transportado é classificado pela ONU como perigoso. <text:span text:style-name="T2">Removido do layout.</text:span> </text:p>
        </text:list-item>
        <text:list-item>
          <text:p text:style-name="P21"><text:span text:style-name="Strong_20_Emphasis">refCteAnu </text:span>- Campo para informar a chave de Acesso do CT-e de anulação. O mesmo foi adicionado como sub-grupo do grupo de informações do CTe de substituição <text:span text:style-name="Strong_20_Emphasis">&lt;infCteSub&gt;</text:span> e é obrigatório (apenas quando o grupo é informado). </text:p>
        </text:list-item>
        <text:list-item>
          <text:p text:style-name="P21"><text:span text:style-name="Strong_20_Emphasis"><text:span text:style-name="T1">tomaNaoICMS </text:span></text:span>- Grupo de informações para quando o tomador não é contribuinte do ICMS. <text:span text:style-name="T2">Removido do layout.</text:span> </text:p>
        </text:list-item>
        <text:list-item>
          <text:p text:style-name="P21"><text:span text:style-name="Strong_20_Emphasis">infGlobalizado </text:span>- Grupo de informações do CT-e globalizado. É um sub-grupo d grupo de informações do CT-e <text:span text:style-name="Strong_20_Emphasis">&lt;infCTeNorm&gt;</text:span> e é facultativo. Contempla o seguinte campo: </text:p>
          <text:list>
            <text:list-item>
              <text:p text:style-name="P21">xObs - Campo para preenchimento de informações adicionais, legislação do regime especial, etc. </text:p>
            </text:list-item>
          </text:list>
        </text:list-item>
        <text:list-item>
          <text:p text:style-name="P21"><text:soft-page-break/><text:span text:style-name="Strong_20_Emphasis">infServVinc </text:span>- Grupo para informações de serviço vinculado a multimodal. O mesmo foi adicionado como sub-grupo do grupo de informações do CTe de substituição <text:span text:style-name="Strong_20_Emphasis">&lt;infCteSub&gt;</text:span> e é facultativo. Possui a seguinte estrutura. </text:p>
          <text:list>
            <text:list-item>
              <text:p text:style-name="P21"><text:span text:style-name="Strong_20_Emphasis">infCTeMultimodal </text:span>- Grupo de informações do CT-e multimodal vinculado. O mesmo é obrigatório quando o grupo acima é gerado, e pode ser informado mais de uma vez. </text:p>
              <text:list>
                <text:list-item>
                  <text:p text:style-name="P5"><text:span text:style-name="Strong_20_Emphasis">chCTe </text:span>- Chave de acesso do CT-e Multimodal. O campo é obrigatório. </text:p>
                </text:list-item>
              </text:list>
            </text:list-item>
          </text:list>
        </text:list-item>
      </text:list>
      <text:p text:style-name="P1">Além do layout geral, também houveram alterações na estrutura de cada modal. Segue abaixo o detalhamento:</text:p>
      <text:h text:style-name="P36" text:outline-level="4"><text:span text:style-name="Strong_20_Emphasis">Rodoviário</text:span></text:h>
      <text:p text:style-name="P1">Com a nova estrutura que o modelo 67 trouxe (Conhecimento de Transporte Eletrônico Outros Serviços - CTeOS) o modal rodoviário teve sua estrutura reduzida. Dessa forma, logo abaixo vou citar qual a nova estrutura desse modal ao invés de descrever os campos que foram excluídos:</text:p>
      <text:list xml:id="list7702451715652844509" text:style-name="L5">
        <text:list-item>
          <text:p text:style-name="P22"><text:span text:style-name="Strong_20_Emphasis">RNTRC </text:span>- Campo para informar o registro nacional de transporte rodoviário de carga. O mesmo é obrigatório. </text:p>
        </text:list-item>
        <text:list-item>
          <text:p text:style-name="P22"><text:span text:style-name="Strong_20_Emphasis">occ </text:span>- Grupo para informar as ordens de coleta associados. O mesmo é facultativo e tem o limite máximo de repetições = 10. Sua estrutura é: </text:p>
          <text:list>
            <text:list-item>
              <text:p text:style-name="P22"><text:span text:style-name="Strong_20_Emphasis">serie </text:span>- Campo para informar a série da OCC. </text:p>
            </text:list-item>
            <text:list-item>
              <text:p text:style-name="P22"><text:span text:style-name="Strong_20_Emphasis">nOcc </text:span>- Campo para informar o número da ordem de coleta. </text:p>
            </text:list-item>
            <text:list-item>
              <text:p text:style-name="P22"><text:span text:style-name="Strong_20_Emphasis">dEmi </text:span>- Campo para informar a data de emissão da ordem de coleta. </text:p>
            </text:list-item>
            <text:list-item>
              <text:p text:style-name="P22"><text:span text:style-name="Strong_20_Emphasis">emiOcc </text:span>- Grupo que contem informações relacionadas ao emitente da Occ. O mesmo é obrigatório e possui os seguintes campos: </text:p>
              <text:list>
                <text:list-item>
                  <text:p text:style-name="P22"><text:span text:style-name="Strong_20_Emphasis">CNPJ </text:span>- Número do CNPJ. Campo obrigatório. </text:p>
                </text:list-item>
                <text:list-item>
                  <text:p text:style-name="P22"><text:span text:style-name="Strong_20_Emphasis">cInt </text:span>- Código interno de uso da transportadora. Campo facultativo. </text:p>
                </text:list-item>
                <text:list-item>
                  <text:p text:style-name="P22"><text:span text:style-name="Strong_20_Emphasis">IE </text:span>- Inscrição estadual. Campo obrigatório. </text:p>
                </text:list-item>
                <text:list-item>
                  <text:p text:style-name="P22"><text:span text:style-name="Strong_20_Emphasis">UF </text:span>- Sigla da UF. Campo obrigatório. </text:p>
                </text:list-item>
                <text:list-item>
                  <text:p text:style-name="P6"><text:span text:style-name="Strong_20_Emphasis">fone </text:span>- Número do telefone. Campo facultativo. </text:p>
                </text:list-item>
              </text:list>
            </text:list-item>
          </text:list>
        </text:list-item>
      </text:list>
      <text:h text:style-name="P36" text:outline-level="4"><text:span text:style-name="Strong_20_Emphasis">Aéreo</text:span></text:h>
      <text:list xml:id="list3683430170578518523" text:style-name="L6">
        <text:list-item>
          <text:p text:style-name="P23"><text:span text:style-name="Strong_20_Emphasis"><text:span text:style-name="T1">xLAgEmit </text:span></text:span>- Campo para identificação do emissor. <text:span text:style-name="T2">Removido do layout.</text:span> </text:p>
        </text:list-item>
        <text:list-item>
          <text:p text:style-name="P23"><text:span text:style-name="Strong_20_Emphasis"><text:span text:style-name="T1">idT </text:span></text:span>- Campo para identifiação interna do tomador. <text:span text:style-name="T2">Removido do layout.</text:span> </text:p>
        </text:list-item>
        <text:list-item>
          <text:p text:style-name="P23"><text:span text:style-name="Strong_20_Emphasis">natCarga </text:span>- Grupo para informar a natureza da carga foi trocado de ordem com o grupo de informações da tarifa <text:span text:style-name="Strong_20_Emphasis">&lt;tarifa&gt;</text:span>. Além do mais, o mesmo teve o campo de informações de carga especial <text:span text:style-name="Strong_20_Emphasis">&lt;cIMP&gt;</text:span> removido. </text:p>
        </text:list-item>
        <text:list-item>
          <text:p text:style-name="P23"><text:span text:style-name="Strong_20_Emphasis">peri </text:span>- Grupo para preenchimento quando o produto transportado é classificado pela ONU como perigoso. O grupo não é obrigatório e pode ser informado mais de uma vez. Possui os seguintes campos: </text:p>
          <text:list>
            <text:list-item>
              <text:p text:style-name="P23"><text:span text:style-name="Strong_20_Emphasis">nONU  </text:span>- Campo para informar o número ONU/UN. Obrigatório. </text:p>
            </text:list-item>
            <text:list-item>
              <text:p text:style-name="P23"><text:span text:style-name="Strong_20_Emphasis">qTotEmb </text:span>- Campo para informar a quantidade total de volumes contendo artigos perigosos. Obrigatório. </text:p>
            </text:list-item>
            <text:list-item>
              <text:p text:style-name="P23"><text:span text:style-name="Strong_20_Emphasis">infTotAP </text:span>- Grupo de informações das quantidades totais de artigos perigosos. O mesmo é obrigatório e possui os seguintes campos: </text:p>
              <text:list>
                <text:list-item>
                  <text:p text:style-name="P23"><text:soft-page-break/><text:span text:style-name="Strong_20_Emphasis">qTotProd </text:span>- Quantidade total de artigos perigosos. Obrigatório. </text:p>
                </text:list-item>
                <text:list-item>
                  <text:p text:style-name="P23"><text:span text:style-name="Strong_20_Emphasis">uniAP </text:span>- Unidade de medida. O mesmo é obrigatório e aceita os seguintes valores: </text:p>
                  <text:list>
                    <text:list-item>
                      <text:p text:style-name="P23">1 – KG. </text:p>
                    </text:list-item>
                    <text:list-item>
                      <text:p text:style-name="P23">2 – KG G (quilograma bruto). </text:p>
                    </text:list-item>
                    <text:list-item>
                      <text:p text:style-name="P23">3 – LITROS. </text:p>
                    </text:list-item>
                    <text:list-item>
                      <text:p text:style-name="P23">4 – TI (índice de transporte para radioativos). </text:p>
                    </text:list-item>
                    <text:list-item>
                      <text:p text:style-name="P7">5- Unidades (apenas para artigos perigosos medidos em unidades que não se enquadram nos itens acima. Exemplo: baterias, celulares, equipamentos, veículos, dentre outros). </text:p>
                    </text:list-item>
                  </text:list>
                </text:list-item>
              </text:list>
            </text:list-item>
          </text:list>
        </text:list-item>
      </text:list>
      <text:h text:style-name="P36" text:outline-level="4"><text:span text:style-name="Strong_20_Emphasis">Aquaviário</text:span></text:h>
      <text:list xml:id="list6776216869181341925" text:style-name="L7">
        <text:list-item>
          <text:p text:style-name="P24"><text:span text:style-name="Strong_20_Emphasis"><text:span text:style-name="T1">nBooking </text:span></text:span>- Campo para informar o número do booking (reserva). <text:span text:style-name="T2">Removido do layout.</text:span> </text:p>
        </text:list-item>
        <text:list-item>
          <text:p text:style-name="P24"><text:span text:style-name="Strong_20_Emphasis"><text:span text:style-name="T1">nCtrl </text:span></text:span>- Campo para informar o número de controle (uso interno das empresas transportadoras). <text:span text:style-name="T2">Removido do layout.</text:span> </text:p>
        </text:list-item>
        <text:list-item>
          <text:p text:style-name="P24"><text:span text:style-name="Strong_20_Emphasis"><text:span text:style-name="T1">prtEmb </text:span></text:span>- Campo para informar o porto de embarque. <text:span text:style-name="T2">Removido do layout.</text:span> </text:p>
        </text:list-item>
        <text:list-item>
          <text:p text:style-name="P24"><text:span text:style-name="Strong_20_Emphasis"><text:span text:style-name="T1">prtTrans </text:span></text:span>- Campo para informar o porto de transbordo. <text:span text:style-name="T2">Removido do layout.</text:span> </text:p>
        </text:list-item>
        <text:list-item>
          <text:p text:style-name="P24"><text:span text:style-name="Strong_20_Emphasis"><text:span text:style-name="T1">prtDest </text:span></text:span>- Campo para informar o porto de destino. <text:span text:style-name="T2">Removido do layout.</text:span> </text:p>
        </text:list-item>
        <text:list-item>
          <text:p text:style-name="P24"><text:span text:style-name="Strong_20_Emphasis"><text:span text:style-name="T1">tpNav </text:span></text:span>- Campo para informar o tipo de navegação. <text:span text:style-name="T2">Removido do layout.</text:span> </text:p>
        </text:list-item>
        <text:list-item>
          <text:p text:style-name="P24"><text:span text:style-name="Strong_20_Emphasis">detCont </text:span>- Grupo de informação de detalhamento dos contêineres adicionado. O mesmo deve ser informado somente para redespacho intermediário e serviço vinculado, sendo assim, é facultativo. O grupo pode ser informado mais de uma vez, e possui a seguinte estrutura: </text:p>
          <text:list>
            <text:list-item>
              <text:p text:style-name="P24"><text:span text:style-name="Strong_20_Emphasis">nCont </text:span>- Campo para identificação do contêiner. Obrigatório. </text:p>
            </text:list-item>
            <text:list-item>
              <text:p text:style-name="P24">lacre - Grupo de informações dos lacres dos contêiner da quantidade da carga. O mesmo é facultativo é pode ser informado, no máximo, três vezes. Possui apenas um campo: </text:p>
              <text:list>
                <text:list-item>
                  <text:p text:style-name="P24"><text:span text:style-name="Strong_20_Emphasis">nLacre </text:span>- Número / identificação do lacre. </text:p>
                </text:list-item>
              </text:list>
            </text:list-item>
            <text:list-item>
              <text:p text:style-name="P24"><text:span text:style-name="Strong_20_Emphasis">infDoc </text:span>- Grupo para informar os documentos dos contêiner. O mesmo é facultativo e possui a seguinte estrutura: </text:p>
              <text:list>
                <text:list-item>
                  <text:p text:style-name="P24">​​<text:span text:style-name="Strong_20_Emphasis">infNF </text:span>- Grupo de informações das NF. O mesmo é obrigatório podendo ser informado várias vezes. Possui os seguintes campos: </text:p>
                  <text:list>
                    <text:list-item>
                      <text:p text:style-name="P24"><text:span text:style-name="Strong_20_Emphasis">serie </text:span>- Serie da NF. </text:p>
                    </text:list-item>
                    <text:list-item>
                      <text:p text:style-name="P24"><text:span text:style-name="Strong_20_Emphasis">nDoc </text:span>- Número da NF. </text:p>
                    </text:list-item>
                    <text:list-item>
                      <text:p text:style-name="P24"><text:span text:style-name="Strong_20_Emphasis">undRat </text:span>- Unidade de medida rateada (Peso, Volume). Único campo facultativo do grupo. </text:p>
                    </text:list-item>
                  </text:list>
                </text:list-item>
                <text:list-item>
                  <text:p text:style-name="P24"><text:span text:style-name="Strong_20_Emphasis">infNFe </text:span>- Grupo de informações das NF-e. O mesmo é obrigatório podendo ser informado várias vezes. Possui os seguintes campos: </text:p>
                  <text:list>
                    <text:list-item>
                      <text:p text:style-name="P24"><text:span text:style-name="Strong_20_Emphasis">chave </text:span>- Chave de acesso da NF-e. </text:p>
                    </text:list-item>
                    <text:list-item>
                      <text:p text:style-name="P8"><text:span text:style-name="Strong_20_Emphasis">undRat </text:span>- Unidade de medida rateada (Peso, Volume). Facultativo. </text:p>
                    </text:list-item>
                  </text:list>
                </text:list-item>
              </text:list>
            </text:list-item>
          </text:list>
        </text:list-item>
      </text:list>
      <text:h text:style-name="P36" text:outline-level="4"><text:span text:style-name="Strong_20_Emphasis">Ferroviário</text:span></text:h>
      <text:list xml:id="list9061006932881159950" text:style-name="L8">
        <text:list-item>
          <text:p text:style-name="P25"><text:span text:style-name="Strong_20_Emphasis">idTrem </text:span>- Campo para identificação do trem. <text:span text:style-name="T2">Removido do layout.</text:span> </text:p>
        </text:list-item>
        <text:list-item>
          <text:p text:style-name="P25"><text:soft-page-break/><text:span text:style-name="Strong_20_Emphasis">chCTeFerroOrigem </text:span>- Campo para informar a chave de acesso do CT-e emitido pela ferrovia de origem. O mesmo é facultativo. </text:p>
        </text:list-item>
        <text:list-item>
          <text:p text:style-name="P25"><text:span text:style-name="Strong_20_Emphasis">fluxo </text:span>- Campo para informar o número de identificação do contrato firmado com o cliente, foi trocado de ordem com o grupo de informações das ferrovias envolvidas <text:span text:style-name="Strong_20_Emphasis">&lt;ferroEnv&gt;</text:span>. </text:p>
        </text:list-item>
        <text:list-item>
          <text:p text:style-name="P25"><text:span text:style-name="Strong_20_Emphasis">detVag </text:span>- Grupo para informações de detalhes dos vagões. O mesmo foi removido do layout, e possuía os seguintes campos: </text:p>
          <text:list>
            <text:list-item>
              <text:p text:style-name="P25"><text:span text:style-name="Strong_20_Emphasis">nVag </text:span>- Número de identificação do vagão. </text:p>
            </text:list-item>
            <text:list-item>
              <text:p text:style-name="P25"><text:span text:style-name="Strong_20_Emphasis">cap </text:span>- Capacidade em toneladas. </text:p>
            </text:list-item>
            <text:list-item>
              <text:p text:style-name="P25"><text:span text:style-name="Strong_20_Emphasis">tpVag </text:span>- Tipo de vagão. </text:p>
            </text:list-item>
            <text:list-item>
              <text:p text:style-name="P25"><text:span text:style-name="Strong_20_Emphasis">pesoR </text:span>- Peso real em toneladas. </text:p>
            </text:list-item>
            <text:list-item>
              <text:p text:style-name="P9"><text:span text:style-name="Strong_20_Emphasis">pesoBC </text:span>- Peso base de cálculo de frete em toneladas. </text:p>
            </text:list-item>
          </text:list>
        </text:list-item>
      </text:list>
      <text:h text:style-name="P36" text:outline-level="4"><text:span text:style-name="Strong_20_Emphasis">Dutoviário</text:span></text:h>
      <text:p text:style-name="P1">O layout dutoviário não sofreu alterações.</text:p>
      <text:h text:style-name="P36" text:outline-level="4"><text:span text:style-name="Strong_20_Emphasis">Multimodal</text:span></text:h>
      <text:list xml:id="list7455941634784922486" text:style-name="L9">
        <text:list-item>
          <text:p text:style-name="P26"><text:span text:style-name="Strong_20_Emphasis">seg </text:span>- Grupo para informações de seguro do multimodal. O mesmo é facultativo e possui a seguinte estrutura: </text:p>
          <text:list>
            <text:list-item>
              <text:p text:style-name="P26"><text:span text:style-name="Strong_20_Emphasis">infSeg </text:span>- Grupo de informações da seguradora. O mesmo é obrigatório e possui a seguinte estrutura: </text:p>
              <text:list>
                <text:list-item>
                  <text:p text:style-name="P26"><text:span text:style-name="Strong_20_Emphasis">xSeg </text:span>- Nome da seguradora. Obrigatório. </text:p>
                </text:list-item>
                <text:list-item>
                  <text:p text:style-name="P26"><text:span text:style-name="Strong_20_Emphasis">CNPJ </text:span>- Número do CNPJ da seguradora. Obrigatório. </text:p>
                </text:list-item>
              </text:list>
            </text:list-item>
            <text:list-item>
              <text:p text:style-name="P26"><text:span text:style-name="Strong_20_Emphasis">nApl </text:span>- Campo para informar o número da apólice. Obrigatório. </text:p>
            </text:list-item>
            <text:list-item>
              <text:p text:style-name="P10"><text:span text:style-name="Strong_20_Emphasis">nAver </text:span>- Campo para informar o número da averbação. Obrigatório.<text:line-break/>  </text:p>
            </text:list-item>
          </text:list>
        </text:list-item>
      </text:list>
      <text:p text:style-name="Horizontal_20_Line"/>
      <text:h text:style-name="P35" text:outline-level="2"><text:span text:style-name="Strong_20_Emphasis">DACTE</text:span></text:h>
      <text:p text:style-name="P1">A mudança mais significativa no DACTE, assim como no layout do CT-e, foi a criação de um modelo específico para o modelo 67 (CT-e OS). O modelo tradicional do DACTE sofreu poucas alterações, que serão pontuadas abaixo:</text:p>
      <text:h text:style-name="P34" text:outline-level="3"><text:span text:style-name="Strong_20_Emphasis">Rodoviário</text:span></text:h>
      <text:list xml:id="list5117472781595220315" text:style-name="L10">
        <text:list-item>
          <text:p text:style-name="P27">Campo FL removido do modelo. </text:p>
        </text:list-item>
        <text:list-item>
          <text:p text:style-name="P27">Campos para indicador e informações do CT-e globalizado, adicionados ao modelo. </text:p>
        </text:list-item>
        <text:list-item>
          <text:p text:style-name="P27">Campos referentes ao Tipo de Medida e Quantidade / Unidade Medida e dados da seguradora, foram removidos do modelo. Em seu lugar, foram adicionados os campos Peso Bruto (KG), Peso Base Cálculo (KG), Peso Aferido (KG), Cubagem (M³) e Quantidade de Volumes (UND). </text:p>
        </text:list-item>
        <text:list-item>
          <text:p text:style-name="P11">Logo abaixo do quadro de documentos originários, foi adicionado um quadro para informações referentes ao previsão do fluxo da carga. </text:p>
        </text:list-item>
      </text:list>
      <text:h text:style-name="P34" text:outline-level="3"><text:soft-page-break/><text:span text:style-name="Strong_20_Emphasis">Aéreo</text:span></text:h>
      <text:list xml:id="list1284635576053204528" text:style-name="L11">
        <text:list-item>
          <text:p text:style-name="P28">Campo FL removido do modelo. </text:p>
        </text:list-item>
        <text:list-item>
          <text:p text:style-name="P28">Campos para indicador e informações do CT-e globalizado, adicionados ao modelo. </text:p>
        </text:list-item>
        <text:list-item>
          <text:p text:style-name="P28">Campos referentes ao Tipo de Medida e Quantidade / Unidade Medida e dados da seguradora, foram removidos do modelo. Em seu lugar, foram adicionados os campos Peso Bruto (KG), Peso Base Cálculo (KG), Peso Aferido (KG), Cubagem (M³) e Quantidade de Volumes (UND). </text:p>
        </text:list-item>
        <text:list-item>
          <text:p text:style-name="P28">Logo abaixo do quadro de documentos originários, foi adicionado um quadro para informações referentes ao previsão do fluxo da carga. </text:p>
        </text:list-item>
        <text:list-item>
          <text:p text:style-name="P12">No quadro de informações específicas do modal houveram algumas alterações. Dentre elas, está a remoção dos campos referentes ao trecho e a reorganização dos campos. </text:p>
        </text:list-item>
      </text:list>
      <text:h text:style-name="P34" text:outline-level="3"><text:span text:style-name="Strong_20_Emphasis">Aquaviário</text:span></text:h>
      <text:list xml:id="list5311657290131889248" text:style-name="L12">
        <text:list-item>
          <text:p text:style-name="P29">Campo FL removido do modelo. </text:p>
        </text:list-item>
        <text:list-item>
          <text:p text:style-name="P29">Campos para indicador e informações do CT-e globalizado, adicionados ao modelo. </text:p>
        </text:list-item>
        <text:list-item>
          <text:p text:style-name="P29">Campos referentes ao Tipo de Medida e Quantidade / Unidade Medida e dados da seguradora, foram removidos do modelo. Em seu lugar, foram adicionados os campos Peso Bruto (KG), Peso Base Cálculo (KG), Peso Aferido (KG), Cubagem (M³) e Quantidade de Volumes (UND). </text:p>
        </text:list-item>
        <text:list-item>
          <text:p text:style-name="P29">Logo abaixo do quadro de documentos originários, foi adicionado um quadro para informações referentes ao previsão do fluxo da carga. </text:p>
        </text:list-item>
        <text:list-item>
          <text:p text:style-name="P29">Houve a reorganização do grupo de detalhamento do contêiner. A partir de agora, ele fica abaixo do quadro de documentos originários. </text:p>
        </text:list-item>
        <text:list-item>
          <text:p text:style-name="P13">No quadro de informações específicas do modal, aconteceu uma significativa redução no número de campos, que são: Identificação do Navio, Identificação da Balsa e Valor do AFRMM. </text:p>
        </text:list-item>
      </text:list>
      <text:h text:style-name="P34" text:outline-level="3"><text:span text:style-name="Strong_20_Emphasis">Ferroviário</text:span></text:h>
      <text:list xml:id="list3483178131550341531" text:style-name="L13">
        <text:list-item>
          <text:p text:style-name="P30">Campo FL removido do modelo. </text:p>
        </text:list-item>
        <text:list-item>
          <text:p text:style-name="P30">Campos para indicador e informações do CT-e globalizado, adicionados ao modelo. </text:p>
        </text:list-item>
        <text:list-item>
          <text:p text:style-name="P30">Campos referentes ao Tipo de Medida e Quantidade / Unidade Medida e dados da seguradora, foram removidos do modelo. Em seu lugar, foram adicionados os campos Peso Bruto (KG), Peso Base Cálculo (KG), Peso Aferido (KG), Cubagem (M³) e Quantidade de Volumes (UND). </text:p>
        </text:list-item>
        <text:list-item>
          <text:p text:style-name="P30">Logo abaixo do quadro de documentos originários, foi adicionado um quadro para informações referentes ao previsão do fluxo da carga. </text:p>
        </text:list-item>
        <text:list-item>
          <text:p text:style-name="P30">O quadro de informações específicas do modal (I) que ficava ao lado do quadro de documentos originários, foi removido do modelo. </text:p>
        </text:list-item>
        <text:list-item>
          <text:p text:style-name="P14">O quadro de informações específicas do modal (II) teve também uma redução de informações. Agora ele conta com os campos: Tipo de tráfego, Fluxo ferroviário, Ferrovia responsável pelo faturamento, Ferrovia emitente do CT-e e Valor do frete. </text:p>
        </text:list-item>
      </text:list>
      <text:h text:style-name="P34" text:outline-level="3"><text:soft-page-break/><text:span text:style-name="Strong_20_Emphasis">Dutoviário</text:span></text:h>
      <text:p text:style-name="P1">Dentre os modelos disponíveis do CT-e, o dutoviário é o que apresentou maiores mudanças. Ele era o único que estava "fora do padrão" em comparação aos demais. Cito abaixo os principais pontos de alteração:</text:p>
      <text:list xml:id="list3049733697256204977" text:style-name="L14">
        <text:list-item>
          <text:p text:style-name="P31">Informações referentes a carga (produto predominante, peso, etc) foram adicionados. </text:p>
        </text:list-item>
        <text:list-item>
          <text:p text:style-name="P31">Quadro dos componentes do valor da prestação, bem como informações relativas ao imposto, também foram adicionados. </text:p>
        </text:list-item>
        <text:list-item>
          <text:p text:style-name="P31">Quadro de documentos originários foi adicionado. </text:p>
        </text:list-item>
        <text:list-item>
          <text:p text:style-name="P31">Logo abaixo do quadro de documentos originários, foi adicionado um quadro para informações referentes ao previsão do fluxo da carga. </text:p>
        </text:list-item>
        <text:list-item>
          <text:p text:style-name="P15">Foi adicionado também um quadro para as informações específicas do modal dutoviário (seguindo o padrão dos demais modais), que conta com os campos já existentes no modelo. </text:p>
        </text:list-item>
      </text:list>
      <text:h text:style-name="P34" text:outline-level="3"><text:line-break/><text:span text:style-name="Strong_20_Emphasis">Multimodal</text:span></text:h>
      <text:list xml:id="list7232917188378597179" text:style-name="L15">
        <text:list-item>
          <text:p text:style-name="P32">Campo FL removido do modelo. </text:p>
        </text:list-item>
        <text:list-item>
          <text:p text:style-name="P32">Campos para indicador e informações do CT-e globalizado, adicionados ao modelo. </text:p>
        </text:list-item>
        <text:list-item>
          <text:p text:style-name="P32">Campos referentes ao Tipo de Medida e Quantidade / Unidade Medida e dados da seguradora, foram removidos do modelo. Em seu lugar, foram adicionados os campos Peso Bruto (KG), Peso Base Cálclulo (KG), Peso Aferido (KG), Cubagem (M³) e Quantidade de Volumes (UND). </text:p>
        </text:list-item>
        <text:list-item>
          <text:p text:style-name="P32">Logo abaixo do quadro de documentos originários, foi adicionado um quadro para informações referentes ao previsão do fluxo da carga. </text:p>
        </text:list-item>
        <text:list-item>
          <text:p text:style-name="P16">Abaixo do quadro de informações do multimodal, foi adicionado um novo quadro para as informações do seguro do multimodal. Ele possui os seguintes campos: CNPJ da Seguradora, Nome da Seguradora, Número da Apólice e Núme da Averbação. </text:p>
        </text:list-item>
      </text:list>
      <text:p text:style-name="Horizontal_20_Line"/>
      <text:h text:style-name="P35" text:outline-level="2"><text:span text:style-name="Strong_20_Emphasis">Vigência</text:span></text:h>
      <text:list xml:id="list1934615747718556935" text:style-name="L16">
        <text:list-item>
          <text:p text:style-name="P33">Modelo 57 </text:p>
          <text:list>
            <text:list-item>
              <text:p text:style-name="P33">Homologação - <text:span text:style-name="Strong_20_Emphasis">03/10/2016.</text:span> </text:p>
            </text:list-item>
            <text:list-item>
              <text:p text:style-name="P33">Produção - <text:span text:style-name="Strong_20_Emphasis">12/12/2016.</text:span> </text:p>
            </text:list-item>
            <text:list-item>
              <text:p text:style-name="P33">Fim da vigência da versão 2.00a - <text:span text:style-name="Strong_20_Emphasis">04/12/2017.</text:span> </text:p>
            </text:list-item>
          </text:list>
        </text:list-item>
        <text:list-item>
          <text:p text:style-name="P33">Modelo 67 </text:p>
          <text:list>
            <text:list-item>
              <text:p text:style-name="P33">Homologação - <text:span text:style-name="Strong_20_Emphasis">12/12/2016.</text:span> </text:p>
            </text:list-item>
            <text:list-item>
              <text:p text:style-name="P17">Produção - <text:span text:style-name="Strong_20_Emphasis">03/04/2017.</text:span>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1:29:27.605000000</meta:creation-date>
    <dc:date>2017-04-10T11:31:07.936000000</dc:date>
    <meta:editing-duration>PT1M40S</meta:editing-duration>
    <meta:editing-cycles>1</meta:editing-cycles>
    <meta:document-statistic meta:table-count="0" meta:image-count="0" meta:object-count="0" meta:page-count="8" meta:paragraph-count="178" meta:word-count="2854" meta:character-count="17086" meta:non-whitespace-character-count="14407"/>
    <meta:generator>LibreOffice/5.2.0.4$Windows_x86 LibreOffice_project/066b007f5ebcc236395c7d282ba488bca6720265</meta:generator>
  </office:meta>
</office:document-meta>
</file>